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06a94f"/>
    </style:style>
    <style:style style:name="T1" style:family="text">
      <style:text-properties officeooo:rsid="0006a94f"/>
    </style:style>
    <style:style style:name="T2" style:family="text">
      <style:text-properties fo:font-weight="normal" style:font-weight-asian="normal" style:font-weight-complex="normal"/>
    </style:style>
    <style:style style:name="T3" style:family="text">
      <style:text-properties fo:font-weight="normal" officeooo:rsid="001ebadc"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Subject</text:span>: Updated Data Availability Section in Response to Reviewer’s Feedback</text:p>
      <text:p text:style-name="P1">Dear Saylee <text:span text:style-name="T1">(or other BMC Editors)</text:span>,</text:p>
      <text:p text:style-name="P1">I hope this message finds you well. I am writing to inform you that <text:span text:style-name="T1">I</text:span> have updated the <text:span text:style-name="Strong_20_Emphasis">‘Availability of data and materials’/‘Data availability’</text:span> section of <text:span text:style-name="T1">my</text:span> manuscript titled “<text:span text:style-name="T2">Re-analysis of Covid-19 related RNASeq </text:span><text:span text:style-name="T3">count </text:span><text:span text:style-name="T2">data reveals a robust list of genes that exhibit significant Covid-19 dependent differential expression</text:span>” to address the reviewer’s comments regarding data deposition.</text:p>
      <text:p text:style-name="Text_20_body">In accordance with the data deposition policy provided, we have removed references to GitHub for the deposition of raw data and clarified that the raw RNASeq data used in the study are available through the <text:span text:style-name="Strong_20_Emphasis">Gene Expression Omnibus (GEO)</text:span> database. The following GEO accession numbers are provided: <text:span text:style-name="Strong_20_Emphasis">GSE198449</text:span>, <text:span text:style-name="Strong_20_Emphasis">GSE215865</text:span>, and <text:span text:style-name="Strong_20_Emphasis">GSE212041</text:span>.</text:p>
      <text:p text:style-name="Text_20_body">The revised <text:span text:style-name="Strong_20_Emphasis">‘Data availability’</text:span> section now reads as follows:</text:p>
      <text:p text:style-name="Text_20_body">"All data were selected based on criteria described in the text. RNASeq related data were obtained from the <text:span text:style-name="Strong_20_Emphasis">Gene Expression Omnibus (GEO)</text:span> database (<text:a xlink:type="simple" xlink:href="https://www.ncbi.nlm.nih.gov/geo/" office:target-frame-name="_new" xlink:show="replace" text:style-name="Internet_20_link" text:visited-style-name="Visited_20_Internet_20_Link">https://www.ncbi.nlm.nih.gov/geo/</text:a>), with the following GEO accession numbers used in the preparation of this text: <text:span text:style-name="Strong_20_Emphasis">GSE198449</text:span>, <text:span text:style-name="Strong_20_Emphasis">GSE215865</text:span>, and <text:span text:style-name="Strong_20_Emphasis">GSE212041</text:span>. To reproduce the analyses described, the complete workflows can be found in the following GitHub repository: <text:a xlink:type="simple" xlink:href="https://github.com/DrOppenheimer/covid_play_R" office:target-frame-name="_new" xlink:show="replace" text:style-name="Internet_20_link" text:visited-style-name="Visited_20_Internet_20_Link">https://github.com/DrOppenheimer/covid_play_R</text:a>."</text:p>
      <text:p text:style-name="Text_20_body"><text:span text:style-name="T1">I</text:span> believe this updated version aligns with the requirements outlined in the reviewer’s feedback. Please let <text:span text:style-name="T1">me</text:span> know if further modifications are necessary or if you need any additional information.</text:p>
      <text:p text:style-name="Text_20_body">Thank you for your attention to this matter. <text:span text:style-name="T1">I</text:span> look forward to hearing from you regarding the next steps in the review process.</text:p>
      <text:p text:style-name="Text_20_body">Best regards,<text:line-break/><text:span text:style-name="T1">Kevin P. Keegan</text:span><text:line-break/><text:span text:style-name="T1">Independent researcher</text:span><text:line-break/><text:span text:style-name="T1">kevin.p.keegan@gmail.com</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0T11:14:12.912000000</meta:creation-date>
    <dc:date>2024-12-20T11:18:53.719000000</dc:date>
    <meta:editing-duration>PT4M41S</meta:editing-duration>
    <meta:editing-cycles>1</meta:editing-cycles>
    <meta:document-statistic meta:table-count="0" meta:image-count="0" meta:object-count="0" meta:page-count="1" meta:paragraph-count="9" meta:word-count="252" meta:character-count="1751" meta:non-whitespace-character-count="1508"/>
    <meta:generator>LibreOffice/24.8.3.2$Windows_X86_64 LibreOffice_project/48a6bac9e7e268aeb4c3483fcf825c94556d9f92</meta:generator>
  </office:meta>
</office:document-meta>
</file>